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Verdana1" svg:font-family="Verdana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ffffff" draw:textarea-horizontal-align="justify" draw:textarea-vertical-align="middle" draw:auto-grow-height="false" fo:min-height="0.877cm" fo:min-width="1.594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333333" draw:marker-start-width="0.505cm" draw:marker-end-width="0.505cm" draw:fill-color="#ffffff" draw:textarea-horizontal-align="justify" draw:textarea-vertical-align="middle" draw:auto-grow-height="false" fo:min-height="2.186cm" fo:min-width="6.626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333333" draw:marker-start-width="0.352cm" draw:marker-end-width="0.352cm" draw:fill="solid" draw:fill-color="#ffffff" draw:textarea-horizontal-align="justify" draw:textarea-vertical-align="middle" draw:auto-grow-height="false" fo:min-height="0.698cm" fo:min-width="0.757cm" fo:padding-top="0.175cm" fo:padding-bottom="0.175cm" fo:padding-left="0.3cm" fo:padding-right="0.3cm"/>
    </style:style>
    <style:style style:name="gr4" style:family="graphic" style:parent-style-name="standard">
      <style:graphic-properties draw:stroke="none" draw:marker-end="Arrowheads_20_5" draw:fill="none" draw:textarea-horizontal-align="justify" draw:textarea-vertical-align="middle" draw:auto-grow-height="false" fo:min-height="0.838cm" fo:min-width="2.704cm"/>
    </style:style>
    <style:style style:name="gr5" style:family="graphic" style:parent-style-name="standard">
      <style:graphic-properties draw:stroke="none" draw:marker-end="Arrowheads_20_5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102cm" svg:stroke-color="#333333" draw:marker-start-width="0.505cm" draw:marker-end-width="0.505cm" draw:fill-color="#ffffff" draw:textarea-horizontal-align="justify" draw:textarea-vertical-align="middle" draw:auto-grow-height="false" fo:min-height="0.782cm" fo:min-width="0.762cm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051cm" svg:stroke-color="#33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33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svg:stroke-width="0.051cm" svg:stroke-color="#333333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02cm" svg:stroke-color="#333333" draw:marker-start-width="0.505cm" draw:marker-end-width="0.505cm" draw:fill-color="#ffffff" draw:textarea-horizontal-align="justify" draw:textarea-vertical-align="middle" draw:auto-grow-height="false" fo:min-height="1.243cm" fo:min-width="2.498cm" fo:padding-top="0.176cm" fo:padding-bottom="0.176cm" fo:padding-left="0.301cm" fo:padding-right="0.30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Calibri1" fo:font-size="22pt" style:font-size-asian="22pt" style:font-size-complex="22pt"/>
    </style:style>
    <style:style style:name="P2" style:family="paragraph">
      <style:paragraph-properties fo:text-align="center"/>
      <style:text-properties style:font-name="Arial1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ibri1"/>
    </style:style>
    <style:style style:name="P5" style:family="paragraph">
      <style:paragraph-properties fo:text-align="center"/>
      <style:text-properties style:font-name="Arial1" fo:font-size="22pt" style:font-size-asian="22pt" style:font-size-complex="22pt"/>
    </style:style>
    <style:style style:name="T1" style:family="text">
      <style:text-properties style:font-name="Calibri1" fo:font-size="22pt" style:font-size-asian="22pt" style:font-size-complex="22pt"/>
    </style:style>
    <style:style style:name="T2" style:family="text">
      <style:text-properties style:font-name="Calibri" fo:font-size="28pt" style:font-name-asian="Calibri" style:font-size-asian="28pt" style:font-name-complex="Calibri" style:font-size-complex="28pt"/>
    </style:style>
    <style:style style:name="T3" style:family="text">
      <style:text-properties style:text-position="sub 58%" style:font-name="Calibri" fo:font-size="28pt" style:font-name-asian="Calibri" style:font-size-asian="28pt" style:font-name-complex="Calibri" style:font-size-complex="28pt"/>
    </style:style>
    <style:style style:name="T4" style:family="text">
      <style:text-properties style:font-name="Calibri1"/>
    </style:style>
    <style:style style:name="T5" style:family="text">
      <style:text-properties style:font-name="Calibri" fo:font-size="22pt" style:font-name-asian="Calibri" style:font-size-asian="22pt" style:font-name-complex="Calibri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02cm" svg:height="1.733cm" svg:x="17.111cm" svg:y="8.667cm">
          <text:p text:style-name="P1"><text:span text:style-name="T1">G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284cm" svg:height="2.594cm" draw:transform="rotate (-1.5707963267949) translate (14.66cm 5.689cm)">
          <text:p text:style-name="P1"><text:span text:style-name="T1">Tra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98.63060595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917cm" svg:height="1.482cm" svg:x="7.758cm" svg:y="5.632cm">
          <text:p text:style-name="P2"><text:span text:style-name="T2">τ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204cm" svg:height="1.088cm" svg:x="7.114cm" svg:y="3.91cm">
          <text:p text:style-name="P3"><text:span text:style-name="T4">Periodic</text:span></text:p>
          <text:p text:style-name="P3"><text:span text:style-name="T4">Task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17cm" svg:height="1.482cm" svg:x="7.758cm" svg:y="7.533cm">
          <text:p text:style-name="P2"><text:span text:style-name="T2">τ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17cm" svg:height="1.482cm" svg:x="7.758cm" svg:y="11.334cm">
          <text:p text:style-name="P2"><text:span text:style-name="T2">τ</text:span><text:span text:style-name="T3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0.099cm" svg:height="0.099cm" svg:x="8.667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099cm" svg:height="0.099cm" svg:x="8.667cm" svg:y="10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099cm" svg:height="0.099cm" svg:x="8.667cm" svg:y="1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3.204cm" svg:height="1.088cm" svg:x="3.114cm" svg:y="3.888cm">
          <text:p text:style-name="P3"><text:span text:style-name="T4">Activation</text:span></text:p>
          <text:p text:style-name="P3"><text:span text:style-name="T4">semaphor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88cm" svg:height="1.158cm" svg:x="3.962cm" svg:y="5.794cm">
          <text:p text:style-name="P2"><text:span text:style-name="T2">s</text:span><text:span text:style-name="T3">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98.63060595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388cm" svg:height="1.158cm" svg:x="3.963cm" svg:y="7.695cm">
          <text:p text:style-name="P2"><text:span text:style-name="T2">s</text:span><text:span text:style-name="T3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98.63060595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388cm" svg:height="1.158cm" svg:x="3.963cm" svg:y="11.496cm">
          <text:p text:style-name="P2"><text:span text:style-name="T2">s</text:span><text:span text:style-name="T3">n-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98.63060595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3" draw:layer="layout" svg:width="0.099cm" svg:height="0.099cm" svg:x="4.667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099cm" svg:height="0.099cm" svg:x="4.667cm" svg:y="10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099cm" svg:height="0.099cm" svg:x="4.667cm" svg:y="1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3" draw:layer="layout" svg:x1="5.788cm" svg:y1="6.383cm" svg:x2="7.508cm" svg:y2="6.383cm" svg:d="M5788 6383h1720" svg:viewBox="0 0 1721 1">
          <text:p/>
        </draw:connector>
        <draw:connector draw:style-name="gr7" draw:text-style-name="P3" draw:layer="layout" svg:x1="5.775cm" svg:y1="8.283cm" svg:x2="7.495cm" svg:y2="8.283cm" svg:d="M5775 8283h1720" svg:viewBox="0 0 1721 1">
          <text:p/>
        </draw:connector>
        <draw:connector draw:style-name="gr7" draw:text-style-name="P3" draw:layer="layout" svg:x1="5.762cm" svg:y1="12.083cm" svg:x2="7.482cm" svg:y2="12.083cm" svg:d="M5762 12083h1720" svg:viewBox="0 0 1721 1">
          <text:p/>
        </draw:connector>
        <draw:connector draw:style-name="gr7" draw:text-style-name="P3" draw:layer="layout" svg:x1="9.975cm" svg:y1="6.383cm" svg:x2="11.695cm" svg:y2="6.383cm" svg:d="M9975 6383h1720" svg:viewBox="0 0 1721 1">
          <text:p/>
        </draw:connector>
        <draw:connector draw:style-name="gr7" draw:text-style-name="P3" draw:layer="layout" svg:x1="9.962cm" svg:y1="8.283cm" svg:x2="11.682cm" svg:y2="8.283cm" svg:d="M9962 8283h1720" svg:viewBox="0 0 1721 1">
          <text:p/>
        </draw:connector>
        <draw:connector draw:style-name="gr7" draw:text-style-name="P3" draw:layer="layout" svg:x1="9.949cm" svg:y1="12.083cm" svg:x2="11.669cm" svg:y2="12.083cm" svg:d="M9949 12083h1720" svg:viewBox="0 0 1721 1">
          <text:p/>
        </draw:connector>
        <draw:connector draw:style-name="gr7" draw:text-style-name="P3" draw:layer="layout" svg:x1="15.036cm" svg:y1="9.583cm" svg:x2="16.756cm" svg:y2="9.583cm" svg:d="M15036 9583h1720" svg:viewBox="0 0 1721 1">
          <text:p/>
        </draw:connector>
        <draw:connector draw:style-name="gr8" draw:text-style-name="P3" xml:id="id1" draw:id="id1" draw:layer="layout" svg:x1="1.975cm" svg:y1="6.383cm" svg:x2="3.695cm" svg:y2="6.383cm" svg:d="M1975 6383h1720" svg:viewBox="0 0 1721 1">
          <text:p/>
        </draw:connector>
        <draw:connector draw:style-name="gr8" draw:text-style-name="P3" draw:layer="layout" svg:x1="1.962cm" svg:y1="8.283cm" svg:x2="3.682cm" svg:y2="8.283cm" svg:d="M1962 8283h1720" svg:viewBox="0 0 1721 1">
          <text:p/>
        </draw:connector>
        <draw:connector draw:style-name="gr8" draw:text-style-name="P3" draw:layer="layout" svg:x1="1.949cm" svg:y1="12.083cm" svg:x2="3.669cm" svg:y2="12.083cm" svg:d="M1949 12083h1720" svg:viewBox="0 0 1721 1">
          <text:p/>
        </draw:connector>
        <draw:connector draw:style-name="gr9" draw:text-style-name="P3" draw:layer="layout" draw:line-skew="4.904cm" svg:x1="18.698cm" svg:y1="10.848cm" svg:x2="1.975cm" svg:y2="6.383cm" draw:end-shape="id1" draw:end-glue-point="2" svg:d="M18698 10848v3016h-16723v-7481" svg:viewBox="0 0 16724 7482">
          <text:p/>
        </draw:connector>
        <draw:connector draw:style-name="gr7" draw:text-style-name="P3" draw:layer="layout" svg:x1="20.623cm" svg:y1="9.583cm" svg:x2="22.343cm" svg:y2="9.583cm" svg:d="M20623 9583h1720" svg:viewBox="0 0 1721 1">
          <text:p/>
        </draw:connector>
        <draw:custom-shape draw:style-name="gr10" draw:text-style-name="P5" draw:layer="layout" svg:width="3.134cm" svg:height="1.629cm" svg:x="22.591cm" svg:y="8.751cm">
          <text:p text:style-name="P5"><text:span text:style-name="T5">scre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98.63060595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adornments="Regular" style:font-family-generic="swiss"/>
    <style:font-face style:name="Verdana1" svg:font-family="Verdana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4:34:42.419629022</meta:creation-date>
    <dc:date>2015-02-18T16:17:09.876288397</dc:date>
    <meta:editing-duration>PT4M30S</meta:editing-duration>
    <meta:editing-cycles>2</meta:editing-cycles>
    <meta:generator>LibreOffice/4.3.5.2.0$Linux_X86_64 LibreOffice_project/430m0$Build-2</meta:generator>
    <meta:document-statistic meta:object-count="54"/>
  </office:meta>
</office:document-meta>
</file>